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18921" officeooo:paragraph-rsid="00018921"/>
    </style:style>
    <style:style style:name="P2" style:family="paragraph" style:parent-style-name="Standard" style:list-style-name="L1">
      <style:text-properties officeooo:rsid="00018921" officeooo:paragraph-rsid="00018921"/>
    </style:style>
    <style:style style:name="P3" style:family="paragraph" style:parent-style-name="Standard" style:list-style-name="L2">
      <style:text-properties officeooo:rsid="00018921" officeooo:paragraph-rsid="00018921"/>
    </style:style>
    <style:style style:name="P4" style:family="paragraph" style:parent-style-name="Header">
      <style:text-properties officeooo:rsid="00031c82" officeooo:paragraph-rsid="00031c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<text:span text:style-name="T1">livros contábeis obrigatórios</text:span><text:span text:style-name="T2"> em forma </text:span><text:span text:style-name="T1">não digital</text:span><text:span text:style-name="T2"> devem revestir-se de formalidades </text:span><text:span text:style-name="T1">extrínsecas</text:span><text:span text:style-name="T2">, tais como:</text:span></text:p>
      <text:list xml:id="list7549711608104815101" text:style-name="L1">
        <text:list-item>
          <text:p text:style-name="P2"><text:span text:style-name="T2">serem encadernados;</text:span></text:p>
        </text:list-item>
        <text:list-item>
          <text:p text:style-name="P2"><text:span text:style-name="T2">terem suas folhas numeradas sequencialmente;</text:span></text:p>
        </text:list-item>
        <text:list-item>
          <text:p text:style-name="P2"><text:span text:style-name="T2">conterem termo de abertura e de encerramento assinados pelo titular ou representante legal da entidade e pelo profissional da contabilidade habilitado no CRC.</text:span></text:p>
        </text:list-item>
      </text:list>
      <text:p text:style-name="P1"><text:span text:style-name="T2"/></text:p>
      <text:p text:style-name="P1"><text:span text:style-name="T2"/></text:p>
      <text:p text:style-name="P1"><text:span text:style-name="T2">Os </text:span><text:span text:style-name="T1">livros contábeis obrigatórios</text:span><text:span text:style-name="T2"> em forma </text:span><text:span text:style-name="T1">digital </text:span><text:span text:style-name="T2">devem revestir-se de formalidades </text:span><text:span text:style-name="T1">extrínsecas</text:span><text:span text:style-name="T2">, tais como:</text:span></text:p>
      <text:list xml:id="list1187270199655787012" text:style-name="L2">
        <text:list-item>
          <text:p text:style-name="P3"><text:span text:style-name="T2">serem assinados digitalmente pela entidade e pelo profissional da contabilidade regularmente habilitado;</text:span></text:p>
        </text:list-item>
        <text:list-item>
          <text:p text:style-name="P3"><text:span text:style-name="T2">quando exigível por legislação específica, serem autenticados no registro público ou entidade competente.</text:span></text:p>
        </text:list-item>
      </text:list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1c82" officeooo:paragraph-rsid="00031c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Escrituração: conceitos e métodos, lançamento contábil: rotinas e fórmulas. Livros de escrituração: obrigatoriedade, funções e formas de escrituração. Erros de escrituração e suas correções. Sistema de partidas dobradas. Balancete de verific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6:51:16.907461054</meta:creation-date>
    <dc:date>2018-02-16T16:57:14.933433031</dc:date>
    <meta:editing-duration>PT5M58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8" meta:word-count="122" meta:character-count="909" meta:non-whitespace-character-count="799"/>
  </office:meta>
</office:document-meta>
</file>